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3976963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0.277cm, 0cm, -0.07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445cm" svg:height="10.686cm" svg:x="0cm" svg:y="0cm">
          <draw:image xlink:href="Pictures/100000000000064000000384397696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Robertson</meta:initial-creator>
    <meta:creation-date>2013-08-01T15:54:57</meta:creation-date>
    <dc:date>2013-08-01T15:56:07</dc:date>
    <dc:creator>Patrick Robertson</dc:creator>
    <meta:editing-duration>P0D</meta:editing-duration>
    <meta:editing-cycles>1</meta:editing-cycles>
    <meta:document-statistic meta:object-count="1"/>
    <meta:generator>LibreOffice/4.0.2.2$Linux_X86_64 LibreOffice_project/400m0$Build-2</meta:generator>
  </office:meta>
</office:document-meta>
</file>